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a858" officeooo:paragraph-rsid="001ba858"/>
    </style:style>
    <style:style style:name="P2" style:family="paragraph" style:parent-style-name="Standard">
      <style:text-properties officeooo:rsid="001ba858" officeooo:paragraph-rsid="001c4fed"/>
    </style:style>
    <style:style style:name="P3" style:family="paragraph" style:parent-style-name="Standard">
      <style:text-properties officeooo:paragraph-rsid="001cfcb4"/>
    </style:style>
    <style:style style:name="P4" style:family="paragraph" style:parent-style-name="Standard">
      <style:text-properties fo:color="#000000" fo:font-size="18pt" style:text-underline-style="solid" style:text-underline-width="auto" style:text-underline-color="font-color" fo:font-weight="bold" officeooo:rsid="001cfcb4" officeooo:paragraph-rsid="001cfcb4" style:font-size-asian="18pt" style:font-weight-asian="bold" style:font-size-complex="18pt" style:font-weight-complex="bold"/>
    </style:style>
    <style:style style:name="P5" style:family="paragraph" style:parent-style-name="Standard">
      <style:text-properties fo:font-weight="bold" officeooo:rsid="001ba858" officeooo:paragraph-rsid="001ba858" style:font-weight-asian="bold" style:font-weight-complex="bold"/>
    </style:style>
    <style:style style:name="P6" style:family="paragraph" style:parent-style-name="Standard">
      <style:text-properties fo:font-weight="bold" officeooo:rsid="001ba858" officeooo:paragraph-rsid="001cfcb4" style:font-weight-asian="bold" style:font-weight-complex="bold"/>
    </style:style>
    <style:style style:name="P7" style:family="paragraph" style:parent-style-name="Standard">
      <style:text-properties fo:color="#000000" officeooo:rsid="001cfcb4" officeooo:paragraph-rsid="001ba858" fo:background-color="transparent"/>
    </style:style>
    <style:style style:name="P8" style:family="paragraph" style:parent-style-name="Standard">
      <style:text-properties fo:color="#000000" officeooo:rsid="001cfcb4" officeooo:paragraph-rsid="001cfcb4" fo:background-color="transparent"/>
    </style:style>
    <style:style style:name="P9" style:family="paragraph" style:parent-style-name="Standard" style:list-style-name="L4">
      <style:text-properties fo:color="#000000" officeooo:rsid="001c4fed" officeooo:paragraph-rsid="001c4fed" fo:background-color="transparent"/>
    </style:style>
    <style:style style:name="P10" style:family="paragraph" style:parent-style-name="Standard" style:list-style-name="L1">
      <style:text-properties fo:color="#000000" officeooo:paragraph-rsid="001cfcb4"/>
    </style:style>
    <style:style style:name="P11" style:family="paragraph" style:parent-style-name="Standard" style:list-style-name="L1">
      <style:text-properties fo:color="#000000" officeooo:rsid="001cfcb4" officeooo:paragraph-rsid="001cfcb4"/>
    </style:style>
    <style:style style:name="P12" style:family="paragraph" style:parent-style-name="Standard" style:list-style-name="L4">
      <style:text-properties fo:color="#000000" officeooo:rsid="001ba858" officeooo:paragraph-rsid="001cfcb4" fo:background-color="#ffff00"/>
    </style:style>
    <style:style style:name="P13" style:family="paragraph" style:parent-style-name="Standard">
      <style:text-properties fo:color="#000000" fo:font-size="18pt" style:text-underline-style="solid" style:text-underline-width="auto" style:text-underline-color="font-color" fo:font-weight="bold" officeooo:rsid="001c6e31" officeooo:paragraph-rsid="001cfcb4" fo:background-color="transparent" style:font-size-asian="18pt" style:font-weight-asian="bold" style:font-size-complex="18pt" style:font-weight-complex="bold"/>
    </style:style>
    <style:style style:name="P14" style:family="paragraph" style:parent-style-name="Standard" style:list-style-name="L1">
      <style:text-properties fo:color="#000000" officeooo:rsid="001ed206" officeooo:paragraph-rsid="001ed206"/>
    </style:style>
    <style:style style:name="P15" style:family="paragraph" style:parent-style-name="Standard" style:list-style-name="L5">
      <style:text-properties fo:color="#000000" officeooo:rsid="001c4fed" officeooo:paragraph-rsid="001ef722"/>
    </style:style>
    <style:style style:name="P16" style:family="paragraph" style:parent-style-name="Standard" style:list-style-name="L5">
      <style:text-properties fo:color="#000000" officeooo:rsid="001c4fed" officeooo:paragraph-rsid="00214b99"/>
    </style:style>
    <style:style style:name="P17" style:family="paragraph" style:parent-style-name="Standard" style:list-style-name="L5">
      <style:text-properties fo:color="#000000" officeooo:rsid="001ef722" officeooo:paragraph-rsid="001ef722"/>
    </style:style>
    <style:style style:name="P18" style:family="paragraph" style:parent-style-name="Standard" style:list-style-name="L6">
      <style:text-properties fo:color="#000000" fo:font-size="14pt" style:text-underline-style="none" fo:font-weight="normal" officeooo:rsid="001ef722" officeooo:paragraph-rsid="0020da4a" fo:background-color="transparent" style:font-size-asian="14pt" style:font-weight-asian="normal" style:font-size-complex="14pt" style:font-weight-complex="normal"/>
    </style:style>
    <style:style style:name="P19" style:family="paragraph" style:parent-style-name="Standard" style:list-style-name="L6">
      <style:text-properties fo:color="#000000" fo:font-size="14pt" style:text-underline-style="none" fo:font-weight="normal" officeooo:rsid="0020da4a" officeooo:paragraph-rsid="0020da4a" fo:background-color="transparent" style:font-size-asian="14pt" style:font-weight-asian="normal" style:font-size-complex="14pt" style:font-weight-complex="normal"/>
    </style:style>
    <style:style style:name="P20" style:family="paragraph" style:parent-style-name="Standard" style:list-style-name="L1">
      <style:text-properties officeooo:paragraph-rsid="001cfcb4"/>
    </style:style>
    <style:style style:name="P21" style:family="paragraph" style:parent-style-name="Standard" style:list-style-name="L1">
      <style:text-properties officeooo:paragraph-rsid="002165d6"/>
    </style:style>
    <style:style style:name="P22" style:family="paragraph" style:parent-style-name="Standard" style:list-style-name="L1">
      <style:text-properties officeooo:rsid="001c4fed" officeooo:paragraph-rsid="001cfcb4"/>
    </style:style>
    <style:style style:name="P23" style:family="paragraph" style:parent-style-name="Standard" style:list-style-name="L4">
      <style:text-properties officeooo:rsid="001c4fed" officeooo:paragraph-rsid="001c4fed"/>
    </style:style>
    <style:style style:name="P24" style:family="paragraph" style:parent-style-name="Standard" style:list-style-name="L4">
      <style:text-properties officeooo:rsid="001c4fed" officeooo:paragraph-rsid="001c6e31"/>
    </style:style>
    <style:style style:name="P25" style:family="paragraph" style:parent-style-name="Standard" style:list-style-name="L5">
      <style:text-properties officeooo:rsid="001c4fed" officeooo:paragraph-rsid="001cfcb4"/>
    </style:style>
    <style:style style:name="P26" style:family="paragraph" style:parent-style-name="Standard" style:list-style-name="L5">
      <style:text-properties officeooo:rsid="001c4fed" officeooo:paragraph-rsid="001ef722"/>
    </style:style>
    <style:style style:name="P27" style:family="paragraph" style:parent-style-name="Standard" style:list-style-name="L1">
      <style:text-properties officeooo:rsid="001c6e31" officeooo:paragraph-rsid="001cfcb4"/>
    </style:style>
    <style:style style:name="P28" style:family="paragraph" style:parent-style-name="Standard" style:list-style-name="L2">
      <style:text-properties officeooo:rsid="001ba858" officeooo:paragraph-rsid="001ba858"/>
    </style:style>
    <style:style style:name="P29" style:family="paragraph" style:parent-style-name="Standard" style:list-style-name="L3">
      <style:text-properties officeooo:rsid="001ba858" officeooo:paragraph-rsid="001ba858" fo:background-color="#ffff00"/>
    </style:style>
    <style:style style:name="P30" style:family="paragraph" style:parent-style-name="Standard" style:list-style-name="L4">
      <style:text-properties officeooo:rsid="001ba858" officeooo:paragraph-rsid="001cfcb4" fo:background-color="#ffff00"/>
    </style:style>
    <style:style style:name="P31" style:family="paragraph" style:parent-style-name="Standard" style:list-style-name="L3">
      <style:text-properties officeooo:rsid="001c4fed" officeooo:paragraph-rsid="001c4fed" fo:background-color="#ffff00"/>
    </style:style>
    <style:style style:name="P32" style:family="paragraph" style:parent-style-name="Standard" style:list-style-name="L3">
      <style:text-properties officeooo:rsid="001ba858" officeooo:paragraph-rsid="001ba858" fo:background-color="transparent"/>
    </style:style>
    <style:style style:name="P33" style:family="paragraph" style:parent-style-name="Standard" style:list-style-name="L2">
      <style:text-properties officeooo:rsid="001ba858" officeooo:paragraph-rsid="001ba858" fo:background-color="transparent"/>
    </style:style>
    <style:style style:name="P34" style:family="paragraph" style:parent-style-name="Standard" style:list-style-name="L2">
      <style:text-properties officeooo:rsid="001ba858" officeooo:paragraph-rsid="001cfcb4" fo:background-color="transparent"/>
    </style:style>
    <style:style style:name="P35" style:family="paragraph" style:parent-style-name="Standard" style:list-style-name="L4">
      <style:text-properties officeooo:paragraph-rsid="001c4fed"/>
    </style:style>
    <style:style style:name="P36" style:family="paragraph" style:parent-style-name="Standard">
      <style:text-properties fo:color="#bf819e" officeooo:rsid="001c4fed" officeooo:paragraph-rsid="001c4fed" fo:background-color="transparent"/>
    </style:style>
    <style:style style:name="P37" style:family="paragraph" style:parent-style-name="Standard">
      <style:text-properties fo:color="#00a933" officeooo:rsid="001c4fed" officeooo:paragraph-rsid="001c4fed" fo:background-color="transparent"/>
    </style:style>
    <style:style style:name="P38" style:family="paragraph" style:parent-style-name="Standard">
      <style:text-properties fo:color="#00a933" officeooo:rsid="001c4fed" officeooo:paragraph-rsid="001cfcb4" fo:background-color="transparent"/>
    </style:style>
    <style:style style:name="P39" style:family="paragraph" style:parent-style-name="Standard">
      <style:text-properties fo:color="#00a933" officeooo:rsid="001c6e31" officeooo:paragraph-rsid="001c6e31" fo:background-color="transparent"/>
    </style:style>
    <style:style style:name="P40" style:family="paragraph" style:parent-style-name="Standard">
      <style:text-properties fo:color="#00a933" fo:font-size="18pt" style:text-underline-style="solid" style:text-underline-width="auto" style:text-underline-color="font-color" fo:font-weight="bold" officeooo:rsid="001c4fed" officeooo:paragraph-rsid="001ef722" fo:background-color="transparent" style:font-size-asian="18pt" style:font-weight-asian="bold" style:font-size-complex="18pt" style:font-weight-complex="bold"/>
    </style:style>
    <style:style style:name="P41" style:family="paragraph" style:parent-style-name="Standard" style:list-style-name="L5">
      <style:text-properties officeooo:paragraph-rsid="001cfcb4"/>
    </style:style>
    <style:style style:name="P42" style:family="paragraph" style:parent-style-name="Standard" style:list-style-name="L2">
      <style:text-properties officeooo:rsid="001ed206" officeooo:paragraph-rsid="001ed206"/>
    </style:style>
    <style:style style:name="P43" style:family="paragraph" style:parent-style-name="Standard" style:list-style-name="L6">
      <style:text-properties officeooo:rsid="001ef722" officeooo:paragraph-rsid="0020da4a"/>
    </style:style>
    <style:style style:name="P44" style:family="paragraph" style:parent-style-name="Standard" style:list-style-name="L6">
      <style:text-properties officeooo:rsid="001ef722" officeooo:paragraph-rsid="002165d6"/>
    </style:style>
    <style:style style:name="P45" style:family="paragraph" style:parent-style-name="Standard">
      <style:text-properties officeooo:paragraph-rsid="001cfcb4"/>
    </style:style>
    <style:style style:name="P46" style:family="paragraph" style:parent-style-name="Standard" style:list-style-name="L6">
      <style:text-properties officeooo:paragraph-rsid="0020da4a"/>
    </style:style>
    <style:style style:name="P47" style:family="paragraph" style:parent-style-name="Standard" style:list-style-name="L6">
      <style:text-properties officeooo:rsid="00214b99" officeooo:paragraph-rsid="00214b99"/>
    </style:style>
    <style:style style:name="P48" style:family="paragraph" style:parent-style-name="Standard" style:list-style-name="L6">
      <style:text-properties officeooo:rsid="00214b99" officeooo:paragraph-rsid="002165d6"/>
    </style:style>
    <style:style style:name="P49" style:family="paragraph" style:parent-style-name="Standard" style:list-style-name="L6">
      <style:text-properties officeooo:rsid="002165d6" officeooo:paragraph-rsid="002165d6"/>
    </style:style>
    <style:style style:name="P50" style:family="paragraph" style:parent-style-name="Standard">
      <style:text-properties officeooo:rsid="002165d6" officeooo:paragraph-rsid="002165d6"/>
    </style:style>
    <style:style style:name="P51" style:family="paragraph" style:parent-style-name="Standard">
      <style:text-properties officeooo:paragraph-rsid="0020da4a"/>
    </style:style>
    <style:style style:name="P52" style:family="paragraph" style:parent-style-name="Standard">
      <style:text-properties officeooo:paragraph-rsid="00239af0"/>
    </style:style>
    <style:style style:name="T1" style:family="text">
      <style:text-properties fo:background-color="transparent" loext:char-shading-value="0"/>
    </style:style>
    <style:style style:name="T2" style:family="text">
      <style:text-properties officeooo:rsid="001c4fed" fo:background-color="transparent" loext:char-shading-value="0"/>
    </style:style>
    <style:style style:name="T3" style:family="text">
      <style:text-properties officeooo:rsid="001cfcb4" fo:background-color="transparent" loext:char-shading-value="0"/>
    </style:style>
    <style:style style:name="T4" style:family="text">
      <style:text-properties officeooo:rsid="001ef722" fo:background-color="transparent" loext:char-shading-value="0"/>
    </style:style>
    <style:style style:name="T5" style:family="text">
      <style:text-properties officeooo:rsid="00239af0" fo:background-color="transparent" loext:char-shading-value="0"/>
    </style:style>
    <style:style style:name="T6" style:family="text">
      <style:text-properties officeooo:rsid="001c4fed"/>
    </style:style>
    <style:style style:name="T7" style:family="text">
      <style:text-properties fo:color="#c9211e"/>
    </style:style>
    <style:style style:name="T8" style:family="text">
      <style:text-properties fo:color="#c9211e" fo:background-color="transparent" loext:char-shading-value="0"/>
    </style:style>
    <style:style style:name="T9" style:family="text">
      <style:text-properties fo:color="#c9211e" officeooo:rsid="001c6e31" fo:background-color="transparent" loext:char-shading-value="0"/>
    </style:style>
    <style:style style:name="T10" style:family="text">
      <style:text-properties fo:color="#c9211e" officeooo:rsid="001c4fed" fo:background-color="transparent" loext:char-shading-value="0"/>
    </style:style>
    <style:style style:name="T11" style:family="text">
      <style:text-properties officeooo:rsid="001ba858" fo:background-color="#ffff00" loext:char-shading-value="0"/>
    </style:style>
    <style:style style:name="T12" style:family="text">
      <style:text-properties fo:color="#bf819e" fo:background-color="transparent" loext:char-shading-value="0"/>
    </style:style>
    <style:style style:name="T13" style:family="text">
      <style:text-properties fo:color="#bf819e" officeooo:rsid="001c4fed" fo:background-color="transparent" loext:char-shading-value="0"/>
    </style:style>
    <style:style style:name="T14" style:family="text">
      <style:text-properties fo:font-weight="bold" style:font-weight-asian="bold" style:font-weight-complex="bold"/>
    </style:style>
    <style:style style:name="T15" style:family="text">
      <style:text-properties fo:font-weight="bold" officeooo:rsid="001c4fed" style:font-weight-asian="bold" style:font-weight-complex="bold"/>
    </style:style>
    <style:style style:name="T16" style:family="text">
      <style:text-properties fo:font-weight="bold" officeooo:rsid="001ba858" style:font-weight-asian="bold" style:font-weight-complex="bold"/>
    </style:style>
    <style:style style:name="T17" style:family="text">
      <style:text-properties fo:font-weight="bold" officeooo:rsid="001cfcb4" style:font-weight-asian="bold" style:font-weight-complex="bold"/>
    </style:style>
    <style:style style:name="T18" style:family="text">
      <style:text-properties fo:font-weight="bold" officeooo:rsid="001ed267" style:font-weight-asian="bold" style:font-weight-complex="bold"/>
    </style:style>
    <style:style style:name="T19" style:family="text">
      <style:text-properties fo:font-weight="bold" officeooo:rsid="001ef722" style:font-weight-asian="bold" style:font-weight-complex="bold"/>
    </style:style>
    <style:style style:name="T20" style:family="text">
      <style:text-properties fo:font-weight="bold" officeooo:rsid="0020da4a" style:font-weight-asian="bold" style:font-weight-complex="bold"/>
    </style:style>
    <style:style style:name="T21" style:family="text">
      <style:text-properties fo:font-weight="bold" officeooo:rsid="00214b99" style:font-weight-asian="bold" style:font-weight-complex="bold"/>
    </style:style>
    <style:style style:name="T22" style:family="text">
      <style:text-properties fo:font-weight="bold" officeooo:rsid="002165d6" style:font-weight-asian="bold" style:font-weight-complex="bold"/>
    </style:style>
    <style:style style:name="T23" style:family="text">
      <style:text-properties fo:font-weight="bold" fo:background-color="transparent" loext:char-shading-value="0" style:font-weight-asian="bold" style:font-weight-complex="bold"/>
    </style:style>
    <style:style style:name="T24" style:family="text">
      <style:text-properties fo:color="#000000" fo:font-style="italic" fo:font-weight="bold" fo:background-color="transparent" loext:char-shading-value="0" style:font-style-asian="italic" style:font-weight-asian="bold" style:font-style-complex="italic" style:font-weight-complex="bold"/>
    </style:style>
    <style:style style:name="T25" style:family="text">
      <style:text-properties fo:color="#000000" fo:font-style="italic" fo:font-weight="bold" officeooo:rsid="001ef722" fo:background-color="transparent" loext:char-shading-value="0" style:font-style-asian="italic" style:font-weight-asian="bold" style:font-style-complex="italic" style:font-weight-complex="bold"/>
    </style:style>
    <style:style style:name="T26" style:family="text">
      <style:text-properties fo:color="#000000" fo:background-color="transparent" loext:char-shading-value="0"/>
    </style:style>
    <style:style style:name="T27" style:family="text">
      <style:text-properties fo:color="#000000" officeooo:rsid="001cfcb4" fo:background-color="transparent" loext:char-shading-value="0"/>
    </style:style>
    <style:style style:name="T28" style:family="text">
      <style:text-properties fo:color="#000000" officeooo:rsid="002165d6" fo:background-color="transparent" loext:char-shading-value="0"/>
    </style:style>
    <style:style style:name="T29" style:family="text">
      <style:text-properties fo:color="#000000" officeooo:rsid="001cfcb4" fo:background-color="#ffff00" loext:char-shading-value="0"/>
    </style:style>
    <style:style style:name="T30" style:family="text">
      <style:text-properties fo:color="#000000" fo:background-color="#ffff00" loext:char-shading-value="0"/>
    </style:style>
    <style:style style:name="T31" style:family="text">
      <style:text-properties fo:color="#000000" fo:font-weight="bold" officeooo:rsid="001cfcb4" fo:background-color="transparent" loext:char-shading-value="0" style:font-weight-asian="bold" style:font-weight-complex="bold"/>
    </style:style>
    <style:style style:name="T32" style:family="text">
      <style:text-properties fo:color="#000000" fo:font-size="14pt" style:text-underline-style="none" fo:font-weight="normal" fo:background-color="transparent" loext:char-shading-value="0" style:font-size-asian="14pt" style:font-weight-asian="normal" style:font-size-complex="14pt" style:font-weight-complex="normal"/>
    </style:style>
    <style:style style:name="T33" style:family="text">
      <style:text-properties fo:color="#000000" fo:font-size="14pt" style:text-underline-style="none" fo:font-weight="normal" officeooo:rsid="0020da4a" fo:background-color="transparent" loext:char-shading-value="0" style:font-size-asian="14pt" style:font-weight-asian="normal" style:font-size-complex="14pt" style:font-weight-complex="normal"/>
    </style:style>
    <style:style style:name="T34" style:family="text">
      <style:text-properties fo:color="#000000" fo:font-size="14pt" style:text-underline-style="none" fo:font-weight="normal" officeooo:rsid="00214b99" fo:background-color="transparent" loext:char-shading-value="0" style:font-size-asian="14pt" style:font-weight-asian="normal" style:font-size-complex="14pt" style:font-weight-complex="normal"/>
    </style:style>
    <style:style style:name="T35" style:family="text">
      <style:text-properties fo:color="#000000" fo:font-size="14pt" style:text-underline-style="none" fo:font-weight="normal" fo:background-color="#ffff00" loext:char-shading-value="0" style:font-size-asian="14pt" style:font-weight-asian="normal" style:font-size-complex="14pt" style:font-weight-complex="normal"/>
    </style:style>
    <style:style style:name="T36" style:family="text">
      <style:text-properties fo:color="#000000" fo:font-size="14pt" style:text-underline-style="none" fo:font-weight="normal" officeooo:rsid="00214b99" fo:background-color="#ffff00" loext:char-shading-value="0" style:font-size-asian="14pt" style:font-weight-asian="normal" style:font-size-complex="14pt" style:font-weight-complex="normal"/>
    </style:style>
    <style:style style:name="T37" style:family="text">
      <style:text-properties fo:color="#000000" fo:font-size="18pt" style:text-underline-style="solid" style:text-underline-width="auto" style:text-underline-color="font-color" fo:font-weight="bold" fo:background-color="transparent" loext:char-shading-value="0" style:font-size-asian="18pt" style:font-weight-asian="bold" style:font-size-complex="18pt" style:font-weight-complex="bold"/>
    </style:style>
    <style:style style:name="T38" style:family="text">
      <style:text-properties fo:color="#000000" fo:font-size="18pt" style:text-underline-style="solid" style:text-underline-width="auto" style:text-underline-color="font-color" fo:font-weight="bold" officeooo:rsid="001c6e31" fo:background-color="transparent" loext:char-shading-value="0" style:font-size-asian="18pt" style:font-weight-asian="bold" style:font-size-complex="18pt" style:font-weight-complex="bold"/>
    </style:style>
    <style:style style:name="T39" style:family="text">
      <style:text-properties fo:color="#000000" fo:font-size="18pt" style:text-underline-style="solid" style:text-underline-width="auto" style:text-underline-color="font-color" fo:font-weight="bold" officeooo:rsid="00239af0" fo:background-color="transparent" loext:char-shading-value="0" style:font-size-asian="18pt" style:font-weight-asian="bold" style:font-size-complex="18pt" style:font-weight-complex="bold"/>
    </style:style>
    <style:style style:name="T40" style:family="text">
      <style:text-properties fo:color="#000000" fo:font-size="18pt" style:text-underline-style="solid" style:text-underline-width="auto" style:text-underline-color="font-color" fo:font-weight="bold" officeooo:rsid="001cfcb4" fo:background-color="transparent" loext:char-shading-value="0" style:font-size-asian="18pt" style:font-weight-asian="bold" style:font-size-complex="18pt" style:font-weight-complex="bold"/>
    </style:style>
    <style:style style:name="T41" style:family="text">
      <style:text-properties fo:color="#00a933" fo:background-color="transparent" loext:char-shading-value="0"/>
    </style:style>
    <style:style style:name="T42" style:family="text">
      <style:text-properties fo:color="#00a933" officeooo:rsid="001c6e31" fo:background-color="transparent" loext:char-shading-value="0"/>
    </style:style>
    <style:style style:name="T43" style:family="text">
      <style:text-properties officeooo:rsid="001cfcb4"/>
    </style:style>
    <style:style style:name="T44" style:family="text">
      <style:text-properties fo:color="#ff0000" fo:font-weight="bold" officeooo:rsid="002165d6" style:font-weight-asian="bold" style:font-weight-complex="bold"/>
    </style:style>
    <style:style style:name="T45" style:family="text">
      <style:text-properties fo:color="#ff0000" fo:font-size="14pt" style:text-underline-style="none" fo:font-weight="normal" fo:background-color="transparent" loext:char-shading-value="0" style:font-size-asian="14pt" style:font-weight-asian="normal" style:font-size-complex="14pt" style:font-weight-complex="normal"/>
    </style:style>
    <style:style style:name="T46" style:family="text">
      <style:text-properties fo:color="#ff0000" fo:font-size="14pt" style:text-underline-style="none" fo:font-weight="normal" officeooo:rsid="0020da4a" fo:background-color="transparent" loext:char-shading-value="0" style:font-size-asian="14pt" style:font-weight-asian="normal" style:font-size-complex="14pt" style:font-weight-complex="normal"/>
    </style:style>
    <style:style style:name="T47" style:family="text">
      <style:text-properties fo:color="#ff0000" officeooo:rsid="002165d6" fo:background-color="transparent" loext:char-shading-value="0"/>
    </style:style>
    <style:style style:name="T48" style:family="text">
      <style:text-properties fo:color="#ff0000" officeooo:rsid="00239af0" fo:background-color="transparent" loext:char-shading-value="0"/>
    </style:style>
    <style:style style:name="T49" style:family="text">
      <style:text-properties fo:color="#ff0000" fo:font-size="18pt" style:text-underline-style="solid" style:text-underline-width="auto" style:text-underline-color="font-color" fo:font-weight="bold" officeooo:rsid="00239af0" fo:background-color="transparent" loext:char-shading-value="0" style:font-size-asian="18pt" style:font-weight-asian="bold" style:font-size-complex="18pt" style:font-weight-complex="bold"/>
    </style:style>
    <style:style style:name="T50" style:family="text">
      <style:text-properties officeooo:rsid="0020da4a"/>
    </style:style>
    <style:style style:name="T51" style:family="text">
      <style:text-properties fo:color="#ff8000"/>
    </style:style>
    <style:style style:name="T52" style:family="text">
      <style:text-properties fo:color="#ff8000" officeooo:rsid="00239af0" fo:background-color="transparent" loext:char-shading-value="0"/>
    </style:style>
    <style:style style:name="T53" style:family="text">
      <style:text-properties fo:color="#ff8000" fo:font-size="18pt" style:text-underline-style="solid" style:text-underline-width="auto" style:text-underline-color="font-color" fo:font-weight="bold" officeooo:rsid="00239af0" fo:background-color="transparent" loext:char-shading-value="0" style:font-size-asian="18pt" style:font-weight-asian="bold" style:font-size-complex="18pt" style:font-weight-complex="bold"/>
    </style:style>
    <style:style style:name="T54" style:family="text">
      <style:text-properties fo:color="#729fcf" fo:font-weight="bold" officeooo:rsid="00214b99" style:font-weight-asian="bold" style:font-weight-complex="bold"/>
    </style:style>
    <style:style style:name="T55" style:family="text">
      <style:text-properties fo:color="#729fcf" fo:font-weight="bold" officeooo:rsid="00214b99" fo:background-color="transparent" loext:char-shading-value="0" style:font-weight-asian="bold" style:font-weight-complex="bold"/>
    </style:style>
    <style:style style:name="T56" style:family="text">
      <style:text-properties officeooo:rsid="002165d6"/>
    </style:style>
    <style:style style:name="T57" style:family="text">
      <style:text-properties officeooo:rsid="00239af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7"/>
      <text:p text:style-name="P3"><text:span text:style-name="T16">Bash Scripts </text:span><text:span text:style-name="T17">General <text:s/>Notes</text:span></text:p>
      <text:list xml:id="list3254784477" text:style-name="L1">
        <text:list-item>
          <text:p text:style-name="P22">BASH stands for Bourne-Again Shell</text:p>
        </text:list-item>
        <text:list-item>
          <text:p text:style-name="P10"><text:span text:style-name="T2">T</text:span><text:span text:style-name="T3">his is a useful, because we can save specific multiple combination of commands and run them when ever</text:span></text:p>
        </text:list-item>
        <text:list-item>
          <text:p text:style-name="P14"><text:span text:style-name="T3">t</text:span><text:span text:style-name="T1">o find where the bash path is at -&gt; </text:span><text:span text:style-name="T8">which bash </text:span></text:p>
        </text:list-item>
      </text:list>
      <text:p text:style-name="P8"/>
      <text:p text:style-name="P6">Bash Scripts <text:span text:style-name="T43">Technical Notes</text:span></text:p>
      <text:list xml:id="list200557821618717" text:continue-numbering="true" text:style-name="L1">
        <text:list-item>
          <text:p text:style-name="P20"><text:span text:style-name="T43">for each bash file -&gt; </text:span><text:span text:style-name="T6">the following line <text:s/></text:span><text:span text:style-name="T11">#! /usr/bin/bash </text:span><text:span text:style-name="T3">must be</text:span><text:span text:style-name="T2"> the first line of the file</text:span></text:p>
        </text:list-item>
        <text:list-item>
          <text:p text:style-name="P27">running a bash folder -&gt; <text:span text:style-name="T10">bash</text:span><text:span text:style-name="T2"> </text:span><text:span text:style-name="T13">the_script’s_name</text:span></text:p>
        </text:list-item>
        <text:list-item>
          <text:p text:style-name="P27"><text:span text:style-name="T27">a good practice is to end each bash script with a </text:span><text:span text:style-name="T29">.sh </text:span></text:p>
        </text:list-item>
        <text:list-item>
          <text:p text:style-name="P11"><text:span text:style-name="T8">bash</text:span><text:span text:style-name="T1"> script do not need to run using </text:span><text:span text:style-name="T8">nano</text:span><text:span text:style-name="T1">, they can be just general files </text:span></text:p>
        </text:list-item>
        <text:list-item>
          <text:p text:style-name="P21"><text:span text:style-name="T47">you can have loops and multiple lines in a bash script. However, only a single line in aliases </text:span><text:span text:style-name="T28"><text:s text:c="2"/></text:span></text:p>
        </text:list-item>
      </text:list>
      <text:p text:style-name="P8"/>
      <text:p text:style-name="P4"><text:span text:style-name="T3">S</text:span><text:span text:style-name="T1">ection 1 </text:span><text:span text:style-name="T5">Running bash script, by typing &gt; </text:span><text:span text:style-name="T48">bash</text:span><text:span text:style-name="T5"> nameofscript.</text:span><text:span text:style-name="T52">sh</text:span></text:p>
      <text:p text:style-name="P8"/>
      <text:p text:style-name="P1"><text:span text:style-name="T14">Creating Bash Scripts </text:span><text:span text:style-name="T18">Steps</text:span> </text:p>
      <text:list xml:id="list2078217091" text:style-name="L2">
        <text:list-item>
          <text:p text:style-name="P42">find the bash path <text:s/>by typing -&gt; <text:span text:style-name="T7">which bash </text:span></text:p>
        </text:list-item>
        <text:list-item>
          <text:p text:style-name="P28">create a text file, which has the extension of .sh-&gt; nano our_script.sh</text:p>
        </text:list-item>
        <text:list-item>
          <text:p text:style-name="P28">open the file and make sure that you specify that the file is read by a specific interpreter. The interpreter will interpreter each line in the document as a line of code</text:p>
          <text:list>
            <text:list-item>
              <text:p text:style-name="P28">type the following -&gt; hash bang, and the path to the bash command</text:p>
            </text:list-item>
          </text:list>
        </text:list-item>
      </text:list>
      <text:list xml:id="list877690627" text:style-name="L3">
        <text:list-item>
          <text:list>
            <text:list-item>
              <text:p text:style-name="P29">#! /usr/bin/bash</text:p>
            </text:list-item>
            <text:list-item>
              <text:p text:style-name="P32">must be the first line in the script and no spaces </text:p>
            </text:list-item>
            <text:list-item>
              <text:p text:style-name="P31"><text:span text:style-name="T1">Use </text:span><text:span text:style-name="T8">which</text:span><text:span text:style-name="T1"> bash to find the exact path for bash. My path is </text:span>/usr/bin/bash<text:span text:style-name="T1">. The instructor’s path was </text:span>/bin/bash</text:p>
            </text:list-item>
          </text:list>
        </text:list-item>
      </text:list>
      <text:list xml:id="list200558493578381" text:continue-list="list2078217091" text:style-name="L2">
        <text:list-item>
          <text:list>
            <text:list-header>
              <text:p text:style-name="P33"/>
            </text:list-header>
          </text:list>
        </text:list-item>
      </text:list>
      <text:p text:style-name="P1"/>
      <text:p text:style-name="P2"><text:span text:style-name="T14">Creating Bash Scripts </text:span><text:span text:style-name="T15">Example </text:span><text:span text:style-name="T17">set 1 </text:span><text:span text:style-name="T6"><text:s/></text:span></text:p>
      <text:list xml:id="list1537113939" text:style-name="L4">
        <text:list-item>
          <text:p text:style-name="P35"><text:span text:style-name="T6">After creating the following line <text:s/></text:span><text:span text:style-name="T11">#! /usr/bin/bash </text:span><text:span text:style-name="T2">as the first line of the file</text:span></text:p>
        </text:list-item>
        <text:list-item>
          <text:p text:style-name="P23"><text:span text:style-name="T1">To </text:span><text:span text:style-name="T23">run</text:span><text:span text:style-name="T1"> the bash script type </text:span><text:span text:style-name="T8">bash</text:span><text:span text:style-name="T1"> </text:span><text:span text:style-name="T12">the_script’_sname</text:span></text:p>
        </text:list-item>
      </text:list>
      <text:p text:style-name="P36"/>
      <text:list xml:id="list200557114885131" text:continue-numbering="true" text:style-name="L4">
        <text:list-item>
          <text:list>
            <text:list-item>
              <text:p text:style-name="P23"><text:span text:style-name="T24">Exp1</text:span><text:span text:style-name="T12">: </text:span><text:span text:style-name="T26">type the following inside the script then run it </text:span></text:p>
              <text:list>
                <text:list-item>
                  <text:p text:style-name="P12">#! /usr/bin/bash</text:p>
                </text:list-item>
                <text:list-item>
                  <text:p text:style-name="P23"><text:span text:style-name="T8">echo</text:span><text:span text:style-name="T26"> “hello world!” </text:span></text:p>
                  <text:list>
                    <text:list-item>
                      <text:p text:style-name="P23"><text:span text:style-name="T26">When you run it you will get </text:span><text:span text:style-name="T41">hello world </text:span></text:p>
                    </text:list-item>
                  </text:list>
                </text:list-item>
              </text:list>
            </text:list-item>
          </text:list>
        </text:list-item>
      </text:list>
      <text:p text:style-name="P37"/>
      <text:list xml:id="list200556959916887" text:continue-numbering="true" text:style-name="L4">
        <text:list-item>
          <text:list>
            <text:list-item>
              <text:p text:style-name="P23"><text:span text:style-name="T24">Exp2</text:span><text:span text:style-name="T12">: </text:span><text:span text:style-name="T26">type the following lines inside the script then run it </text:span></text:p>
              <text:list>
                <text:list-item>
                  <text:p text:style-name="P30">#! /usr/bin/bash</text:p>
                </text:list-item>
                <text:list-item>
                  <text:p text:style-name="P23"><text:span text:style-name="T8">mkdir </text:span><text:span text:style-name="T26"><text:s/>~/Desktop/magic </text:span></text:p>
                </text:list-item>
                <text:list-item>
                  <text:p text:style-name="P9">touch ~/Desktop/magic/file{1..100}.txt</text:p>
                </text:list-item>
                <text:list-item>
                  <text:p text:style-name="P9">ls -lh ~/Desktop/magic &gt; ~/Desktop/magic.log</text:p>
                  <text:list>
                    <text:list-item>
                      <text:p text:style-name="P9">1. You will create a new folder </text:p>
                    </text:list-item>
                    <text:list-item>
                      <text:p text:style-name="P9">2. inside that folder you will create 100 files </text:p>
                    </text:list-item>
                    <text:list-item>
                      <text:p text:style-name="P9">3. Now you will run the ls -lh command on the magic folder and you saved the results to another file called magic.log</text:p>
                      <text:list>
                        <text:list-item>
                          <text:p text:style-name="P24"><text:soft-page-break/><text:span text:style-name="T26">When you run it you will get </text:span><text:span text:style-name="T42">a new folder, multiple files inside of it, and the results of the </text:span><text:span text:style-name="T9">ls</text:span><text:span text:style-name="T42"> command in the desktop</text:span></text:p>
                        </text:list-item>
                      </text:list>
                    </text:list-item>
                  </text:list>
                </text:list-item>
              </text:list>
            </text:list-item>
          </text:list>
        </text:list-item>
      </text:list>
      <text:p text:style-name="P39"/>
      <text:p text:style-name="P13"/>
      <text:p text:style-name="P52"><text:span text:style-name="T40">Section </text:span><text:span text:style-name="T39">2</text:span><text:span text:style-name="T40"> </text:span><text:span text:style-name="T39">Running bash script as commands NOT by typing &gt; </text:span><text:span text:style-name="T49">bash</text:span><text:span text:style-name="T39"> nameofscript.</text:span><text:span text:style-name="T53">sh</text:span><text:span text:style-name="T38"> </text:span></text:p>
      <text:list xml:id="list200558465378399" text:continue-list="list200558493578381" text:style-name="L2">
        <text:list-item>
          <text:list>
            <text:list-header>
              <text:p text:style-name="P34"/>
            </text:list-header>
          </text:list>
        </text:list-item>
      </text:list>
      <text:p text:style-name="P3"><text:span text:style-name="T20">1. </text:span><text:span text:style-name="T16">Creating Bash <text:s/></text:span><text:span text:style-name="T15">Example </text:span><text:span text:style-name="T17">, </text:span><text:span text:style-name="T21">You can save it anywhere, but for this example save it in the </text:span><text:span text:style-name="T54">Desktop</text:span><text:span text:style-name="T21"> </text:span><text:span text:style-name="T20"><text:s/></text:span></text:p>
      <text:list xml:id="list2544564750" text:style-name="L5">
        <text:list-item>
          <text:p text:style-name="P41"><text:span text:style-name="T6">After creating the following line <text:s/></text:span><text:span text:style-name="T11">#! /usr/bin/bash </text:span><text:span text:style-name="T2">as the first line of the file</text:span></text:p>
        </text:list-item>
        <text:list-item>
          <text:p text:style-name="P25"><text:span text:style-name="T1">To </text:span><text:span text:style-name="T23">run</text:span><text:span text:style-name="T1"> the bash script type </text:span><text:span text:style-name="T8">bash</text:span><text:span text:style-name="T1"> </text:span><text:span text:style-name="T12">the_script’_sname</text:span></text:p>
        </text:list-item>
      </text:list>
      <text:p text:style-name="P38"><text:span text:style-name="T27"/></text:p>
      <text:list xml:id="list200557853813557" text:continue-numbering="true" text:style-name="L5">
        <text:list-item>
          <text:list>
            <text:list-item>
              <text:p text:style-name="P26"><text:span text:style-name="T24">Exp</text:span><text:span text:style-name="T25">2</text:span><text:span text:style-name="T12">: </text:span><text:span text:style-name="T27">make a script called </text:span><text:span text:style-name="T31">backup.sh</text:span><text:span text:style-name="T27"> and it is for backing up files the lines will be structured as the following <text:s/></text:span></text:p>
              <text:list>
                <text:list-item>
                  <text:p text:style-name="P26"><text:span text:style-name="T30">!#/usr/bin/bash </text:span></text:p>
                </text:list-item>
                <text:list-item>
                  <text:p text:style-name="P16"><text:span text:style-name="T1">tar -cvzf ~/</text:span><text:span text:style-name="T55">Desktop</text:span><text:span text:style-name="T1">/backup.tar.gz ~/Documents/Resumes </text:span></text:p>
                  <text:list>
                    <text:list-item>
                      <text:p text:style-name="P15"><text:span text:style-name="T1">tar -cvzf ~/Desktop/backup.tar.gz ~/Documents/Resumes </text:span><text:span text:style-name="T4">2&gt; /dev/null </text:span></text:p>
                      <text:list>
                        <text:list-item>
                          <text:p text:style-name="P17"><text:span text:style-name="T4">i</text:span><text:span text:style-name="T1">f you wanted to delete the standard error from the command you need to redirect the standard error to </text:span><text:span text:style-name="T41">/dev/null</text:span><text:span text:style-name="T1"> </text:span></text:p>
                        </text:list-item>
                      </text:list>
                    </text:list-item>
                  </text:list>
                </text:list-item>
              </text:list>
            </text:list-item>
          </text:list>
        </text:list-item>
      </text:list>
      <text:p text:style-name="P40"/>
      <text:p text:style-name="P51"><text:span text:style-name="T20">2. </text:span><text:span text:style-name="T16">Creating Bash Scripts </text:span><text:span text:style-name="T44">within the bin</text:span><text:span text:style-name="T19"> folder </text:span><text:span text:style-name="T22">and running your bash scripts as commands</text:span></text:p>
      <text:list xml:id="list4254515917" text:style-name="L6">
        <text:list-item>
          <text:p text:style-name="P44"><text:span text:style-name="T34">(</text:span><text:span text:style-name="T36">DONE ONCE, YOU DO NOT NEED TO DO THIS AGAIN</text:span><text:span text:style-name="T34">)</text:span>in the /home <text:span text:style-name="T50">directory </text:span>create a directory called bin </text:p>
        </text:list-item>
        <text:list-item>
          <text:p text:style-name="P43">move all the shell scripts into the <text:span text:style-name="T50">newly made </text:span>bin folder </text:p>
        </text:list-item>
        <text:list-item>
          <text:p text:style-name="P18">any bash or shell script must be made in the bin directory from now on </text:p>
        </text:list-item>
        <text:list-item>
          <text:p text:style-name="P19">for any moved and new bash or shell scripts, remove the .sh extension from the end of the file. They will not need this extension as long as thy are in the bin folder </text:p>
        </text:list-item>
        <text:list-item>
          <text:p text:style-name="P19">Perform the following action on any already made/moved bash or shell scripts or newly made scripts. Thus making them run directly within the command line </text:p>
          <text:list>
            <text:list-item>
              <text:p text:style-name="P19">type &gt; chmod +x <text:span text:style-name="T51">the_file_name_of__the_file_inside_the_bin_folder</text:span></text:p>
              <text:list>
                <text:list-item>
                  <text:p text:style-name="P19">chmod -&gt; changes the mod or properties of a file </text:p>
                </text:list-item>
                <text:list-item>
                  <text:p text:style-name="P19">+x -&gt; add executable premission</text:p>
                </text:list-item>
              </text:list>
            </text:list-item>
          </text:list>
        </text:list-item>
        <text:list-item>
          <text:p text:style-name="P46"><text:span text:style-name="T33">check if the bash script changed colour to green, when using the </text:span><text:span text:style-name="T46">ls</text:span><text:span text:style-name="T33"> command on the bin folder. If it did then now your bash script can be run directly from the command line <text:s/></text:span></text:p>
        </text:list-item>
        <text:list-item>
          <text:p text:style-name="P47"><text:span text:style-name="T32">(</text:span><text:span text:style-name="T35">DONE ONCE, YOU DO NOT NEED TO DO THIS AGAIN</text:span><text:span text:style-name="T32">)</text:span><text:span text:style-name="T33">N</text:span><text:span text:style-name="T32">ow you must edit the shell’s search path to add your bash scripts to it </text:span></text:p>
          <text:list>
            <text:list-item>
              <text:p text:style-name="P47"><text:span text:style-name="T32">type -&gt; nano .bashrc </text:span></text:p>
            </text:list-item>
            <text:list-item>
              <text:p text:style-name="P47"><text:span text:style-name="T32">scroll all the way to the bottom and type -&gt; PATH=”$PATH:$HOME/bin” </text:span></text:p>
              <text:list>
                <text:list-item>
                  <text:p text:style-name="P47"><text:span text:style-name="T32">The line says: a variable called path is equal to whatever the path is currently is plus the home folder and the bin folder </text:span></text:p>
                </text:list-item>
              </text:list>
            </text:list-item>
          </text:list>
        </text:list-item>
        <text:list-item>
          <text:p text:style-name="P48"><text:span text:style-name="T32">(</text:span><text:span text:style-name="T35">DONE ONCE, YOU DO NOT NEED TO DO THIS AGAIN</text:span><text:span text:style-name="T32">)close the terminal in which you made step 7 at </text:span></text:p>
        </text:list-item>
        <text:list-item>
          <text:p text:style-name="P48"><text:soft-page-break/><text:span text:style-name="T32">(</text:span><text:span text:style-name="T35">DONE ONCE, YOU DO NOT NEED TO DO THIS AGAIN</text:span><text:span text:style-name="T32">)type -&gt; echo $PATH <text:s/>-&gt; this will show that it added the newly made bin folder into the path </text:span></text:p>
        </text:list-item>
        <text:list-item>
          <text:p text:style-name="P48"><text:span text:style-name="T32">(</text:span><text:span text:style-name="T35">DONE ONCE, YOU DO NOT NEED TO DO THIS AGAIN</text:span><text:span text:style-name="T32">)now you can type your bash script, just its name and it will run whatever in it</text:span></text:p>
          <text:list>
            <text:list-item>
              <text:p text:style-name="P47"><text:span text:style-name="T32">You do not need to additionally type bash or .ssh </text:span></text:p>
            </text:list-item>
          </text:list>
        </text:list-item>
        <text:list-item>
          <text:p text:style-name="P49"><text:span text:style-name="T32">For any newly made bash script in the bin folder </text:span></text:p>
          <text:list>
            <text:list-item>
              <text:p text:style-name="P49"><text:span text:style-name="T32">you do not need to type </text:span><text:span text:style-name="T45">nano</text:span><text:span text:style-name="T32"> hello.sh -&gt; type </text:span><text:span text:style-name="T45">nano</text:span><text:span text:style-name="T32"> hello</text:span></text:p>
            </text:list-item>
            <text:list-item>
              <text:p text:style-name="P49"><text:span text:style-name="T32">You must repeat step 5 for each newly made script/bash file </text:span></text:p>
            </text:list-item>
          </text:list>
        </text:list-item>
      </text:list>
      <text:p text:style-name="P50"><text:span text:style-name="T3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8T21:19:26.603434449</meta:creation-date>
    <meta:generator>LibreOffice/6.4.7.2$Linux_X86_64 LibreOffice_project/40$Build-2</meta:generator>
    <dc:date>2022-01-19T20:05:56.552680203</dc:date>
    <meta:editing-duration>PT29M10S</meta:editing-duration>
    <meta:editing-cycles>4</meta:editing-cycles>
    <meta:document-statistic meta:table-count="0" meta:image-count="0" meta:object-count="0" meta:page-count="3" meta:paragraph-count="65" meta:word-count="876" meta:character-count="4630" meta:non-whitespace-character-count="3824"/>
  </office:meta>
</office:document-meta>
</file>